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language="en" fo:country="US" officeooo:rsid="00132022" officeooo:paragraph-rsid="00132022"/>
    </style:style>
    <style:style style:name="P2" style:family="paragraph" style:parent-style-name="Standard">
      <style:paragraph-properties fo:margin-left="0cm" fo:margin-right="0cm" fo:text-indent="0cm" style:auto-text-indent="false"/>
      <style:text-properties fo:language="en" fo:country="US"/>
    </style:style>
    <style:style style:name="P3" style:family="paragraph" style:parent-style-name="Standard">
      <style:paragraph-properties fo:margin-left="0cm" fo:margin-right="0cm" fo:text-indent="0cm" style:auto-text-indent="false"/>
      <style:text-properties fo:language="en" fo:country="US" officeooo:rsid="00112b2f" officeooo:paragraph-rsid="00112b2f"/>
    </style:style>
    <style:style style:name="P4" style:family="paragraph" style:parent-style-name="Standard">
      <style:paragraph-properties fo:margin-left="0cm" fo:margin-right="0cm" fo:text-indent="0cm" style:auto-text-indent="false"/>
      <style:text-properties officeooo:paragraph-rsid="00112b2f"/>
    </style:style>
    <style:style style:name="P5" style:family="paragraph" style:parent-style-name="Standard">
      <style:paragraph-properties fo:margin-left="0cm" fo:margin-right="0cm" fo:text-indent="0cm" style:auto-text-indent="false"/>
      <style:text-properties officeooo:paragraph-rsid="00120563"/>
    </style:style>
    <style:style style:name="P6" style:family="paragraph" style:parent-style-name="Standard">
      <style:paragraph-properties fo:margin-left="0cm" fo:margin-right="0cm" fo:text-indent="0cm" style:auto-text-indent="false"/>
      <style:text-properties officeooo:rsid="00132022" officeooo:paragraph-rsid="00132022"/>
    </style:style>
    <style:style style:name="P7" style:family="paragraph" style:parent-style-name="Standard">
      <style:paragraph-properties fo:margin-left="0cm" fo:margin-right="0cm" fo:text-indent="0cm" style:auto-text-indent="false"/>
      <style:text-properties officeooo:paragraph-rsid="00132022"/>
    </style:style>
    <style:style style:name="P8" style:family="paragraph" style:parent-style-name="Standard">
      <style:paragraph-properties fo:margin-left="0cm" fo:margin-right="0cm" fo:text-indent="0cm" style:auto-text-indent="false"/>
      <style:text-properties officeooo:rsid="00120563" officeooo:paragraph-rsid="00120563"/>
    </style:style>
    <style:style style:name="T1" style:family="text">
      <style:text-properties fo:language="en" fo:country="US" officeooo:rsid="00112b2f"/>
    </style:style>
    <style:style style:name="T2" style:family="text">
      <style:text-properties officeooo:rsid="00120563"/>
    </style:style>
    <style:style style:name="T3" style:family="text">
      <style:text-properties officeooo:rsid="001320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 delete before handing in]</text:p>
      <text:p text:style-name="P2">Date: XX.YY.2025 Group members, name and email address: Name of the project assistant: Initial project name and description of the work (you can write about plans and options here): Required parts. List the most important parts that you think you will need here. It is useless to list all the small parts, but it is good to take screws into account if they are needed in large quantities. Also consider the device's enclosure, power supplies and possible support structures. The purpose of this section is to prepare for possible parts orders in good time. Are you planning to use Arduino, Teensy, Raspberry, ESP32 or something else? Is the device USB-powered or battery-powered. Investigate in advance whether you will get direct help for your work from some guided exercise (e.g. motor controller, sensors, servos, ESP32, bus exercise). Meetings at the workshop. If possible, choose 1-2 days when you will meet weekly at Vilho's workshop. The time does not need to be actual practice time. This point is recommended, but not mandatory.</text:p>
      <text:p text:style-name="P2"/>
      <text:p text:style-name="P3">Date : 2026-02-09</text:p>
      <text:p text:style-name="P4"><text:span text:style-name="T1">Group members :<text:tab/>-<text:tab/></text:span>Iaroslav Lazarev <text:tab/>&lt;&gt;</text:p>
      <text:p text:style-name="P4"><text:tab/><text:tab/><text:tab/>-<text:tab/><text:span text:style-name="T2">Hugo Vivier <text:tab/><text:tab/>&lt;</text:span><text:a xlink:type="simple" xlink:href="mailto:hugo.vivier@aalto.fi" text:style-name="Internet_20_link" text:visited-style-name="Visited_20_Internet_20_Link"><text:span text:style-name="T2">hugo.vivier@aalto.fi</text:span></text:a><text:span text:style-name="T2">&gt;</text:span></text:p>
      <text:p text:style-name="P5"><text:tab/><text:tab/><text:tab/>-<text:tab/><text:span text:style-name="T2">Jozef Jabczun <text:tab/><text:tab/>&lt;&gt;</text:span></text:p>
      <text:p text:style-name="P6">Project assistant : Tom</text:p>
      <text:p text:style-name="P6">Initial project name : [insert here I’m bad with names]</text:p>
      <text:p text:style-name="P6">Description : Graphic calculator from scratch using an smt32 microcontroller. Features include usb-c charging, graphing, integration, derivation, … [add more stuff here that I’ve forgotten].</text:p>
      <text:p text:style-name="P6">Required parts : <text:tab/>-<text:tab/>Fabricated PCB</text:p>
      <text:p text:style-name="P7"><text:span text:style-name="T3"><text:tab/><text:tab/><text:tab/>-<text:tab/></text:span>stm32u5 <text:span text:style-name="T3">microcontroller</text:span></text:p>
      <text:p text:style-name="P7"><text:tab/><text:tab/><text:tab/>-<text:tab/><text:span text:style-name="T3">Battery</text:span></text:p>
      <text:p text:style-name="P7"><text:tab/><text:tab/><text:tab/>-<text:tab/><text:span text:style-name="T3">Display</text:span></text:p>
      <text:p text:style-name="P7"><text:tab/><text:tab/><text:tab/>-<text:tab/><text:span text:style-name="T3">3d printed enclosure</text:span></text:p>
      <text:p text:style-name="P6">[I’m not sure which parts we already have and which parts we need to request. Before we commit to any parts we might already have, it would be nice to see if we can get access to better ones.]</text:p>
      <text:p text:style-name="P8"><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6:32:46.752214638</meta:creation-date>
    <dc:date>2026-02-09T11:15:10.320037663</dc:date>
    <meta:editing-duration>PT44M20S</meta:editing-duration>
    <meta:editing-cycles>4</meta:editing-cycles>
    <meta:generator>LibreOffice/26.2.0.3$Linux_X86_64 LibreOffice_project/620$Build-3</meta:generator>
    <meta:document-statistic meta:table-count="0" meta:image-count="0" meta:object-count="0" meta:page-count="1" meta:paragraph-count="16" meta:word-count="289" meta:character-count="1769" meta:non-whitespace-character-count="1470"/>
  </office:meta>
</office:document-meta>
</file>